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monospace, courier"/>
    <style:font-face style:name="Ubuntu1" svg:font-family="Ubuntu, 'Bitstream Vera Sans', 'DejaVu Sans', Tahoma, sans-serif"/>
    <style:font-face style:name="Ubuntu Mono" svg:font-family="'Ubuntu Mono', monospace, courier" style:font-adornments="Regular"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Bitstream Vera Sans', 'DejaVu Sans', Tahoma, sans-serif"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variant="normal" fo:text-transform="none" fo:color="#000000" style:font-name="Ubuntu1" fo:font-size="12pt" fo:letter-spacing="normal" fo:font-style="normal" fo:font-weight="normal"/>
    </style:style>
    <style:style style:name="P2" style:family="paragraph" style:parent-style-name="Text_20_body">
      <style:paragraph-properties fo:margin-left="0cm" fo:margin-right="0cm" fo:margin-top="0cm" fo:margin-bottom="0cm" fo:text-align="start" style:justify-single-word="false" fo:text-indent="0cm" style:auto-text-indent="false" fo:padding="0cm" fo:border="none"/>
    </style:style>
    <style:style style:name="P3" style:family="paragraph" style:parent-style-name="Text_20_body">
      <style:paragraph-properties fo:margin-left="0cm" fo:margin-right="0cm" fo:margin-top="0cm" fo:margin-bottom="0cm" fo:text-align="start" style:justify-single-word="false" fo:text-indent="0cm" style:auto-text-indent="false" fo:padding="0cm" fo:border="none"/>
      <style:text-properties fo:font-variant="normal" fo:text-transform="none" fo:color="#888888" style:font-name="Ubuntu1" fo:font-size="9.75pt" fo:letter-spacing="normal" fo:font-style="normal" fo:font-weight="normal"/>
    </style:style>
    <style:style style:name="P4" style:family="paragraph" style:parent-style-name="Text_20_body">
      <style:paragraph-properties fo:margin-left="0cm" fo:margin-right="0cm" fo:text-indent="0cm" style:auto-text-indent="false"/>
      <style:text-properties fo:font-variant="normal" fo:text-transform="none" fo:color="#000000" style:font-name="Ubuntu1" fo:font-size="12pt" fo:letter-spacing="normal" fo:font-style="normal" fo:font-weight="normal"/>
    </style:style>
    <style:style style:name="P5" style:family="paragraph" style:parent-style-name="Text_20_body" style:list-style-name="L1"/>
    <style:style style:name="P6" style:family="paragraph" style:parent-style-name="Text_20_body" style:list-style-name="L1">
      <style:text-properties fo:font-variant="normal" fo:text-transform="none" fo:color="#000000" style:font-name="Ubuntu1" fo:font-size="12pt" fo:letter-spacing="normal" fo:font-style="normal" fo:font-weight="normal"/>
    </style:style>
    <style:style style:name="P7" style:family="paragraph" style:parent-style-name="Preformatted_20_Text" style:list-style-name="L1"/>
    <style:style style:name="T1" style:family="text">
      <style:text-properties fo:font-variant="normal" fo:text-transform="none" fo:color="#000000" style:font-name="Ubuntu1" fo:font-size="12pt" fo:letter-spacing="normal" fo:font-style="normal" fo:font-weight="normal"/>
    </style:style>
    <style:style style:name="T2" style:family="text">
      <style:text-properties fo:font-variant="normal" fo:text-transform="none" fo:color="#008800" style:font-name="Ubuntu Mono1" fo:font-size="12pt" fo:letter-spacing="normal" fo:font-style="normal" fo:font-weight="normal"/>
    </style:style>
    <style:style style:name="T3" style:family="text">
      <style:text-properties fo:font-variant="normal" fo:text-transform="none" fo:color="#888888" style:font-name="Ubuntu1" fo:font-size="9.75pt" fo:letter-spacing="normal" fo:font-style="normal" fo:font-weight="normal"/>
    </style:style>
    <style:style style:name="T4" style:family="text">
      <style:text-properties fo:font-variant="normal" fo:text-transform="none" fo:color="#888888" style:text-line-through-style="none" style:font-name="Ubuntu1" fo:font-size="9.75pt" fo:letter-spacing="normal" fo:font-style="normal" style:text-underline-style="none" fo:font-weight="normal" style:text-blinking="false"/>
    </style:style>
    <style:style style:name="T5" style:family="text">
      <style:text-properties fo:font-weight="bold"/>
    </style:style>
    <style:style style:name="T6" style:family="text">
      <style:text-properties fo:color="#008800" style:font-name="Ubuntu Mono1"/>
    </style:style>
    <style:style style:name="T7" style:family="text">
      <style:text-properties fo:font-style="italic"/>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emote Desktop With P2P VNC</text:h>
      <text:p text:style-name="P4"/>
      <text:p text:style-name="P4">VNC is a well-known tool for remote desktop view and control. The two computers establish a TCP connection so that one of them can access the display of the other. However, almost always these two computers are behind a firewall/router and do not have a real IP to be accessed from the Internet. In such a case one of them can do <text:span text:style-name="T5">port forwarding</text:span> on the router/firewall and this would allow the connection to be established.</text:p>
      <text:p text:style-name="P4">The problem is that more often than not, none of the parts that want to establish such a remote connection have access to the firewall that separates/protects it from the real Internet. Sometimes it can even be several levels deep behind the firewall (several layers of firewalls). However, if you have access to an external server (for example a server in the cloud) there is still a workaround and things can be fixed to work. For more details read the docs, which explain the tricks and hacks that can be used in such a case in order to establish a secure connection to a remote desktop.</text:p>
      <text:p text:style-name="P4">This project has some scripts that simplify the installation of a P2P server, and the connection between the two clients.</text:p>
      <text:section text:style-name="Sect1" text:name="outline-container-1">
        <text:h text:style-name="Heading_20_2" text:outline-level="2"><text:bookmark text:name="sec-1"/>1 Basic Installation And Usage</text:h>
        <text:section text:style-name="Sect1" text:name="outline-container-1.1">
          <text:h text:style-name="Heading_20_3" text:outline-level="3"><text:bookmark text:name="sec-1.1"/>1.1 Installation Of A P2P Server</text:h>
          <text:section text:style-name="Sect1" text:name="text-1.1">
            <text:p text:style-name="Text_20_body">For more security and flexibility, the installation is done inside a chroot environment (built with debootstrap), or inside a container (built with docker).</text:p>
            <text:list xml:id="list2021017637" text:style-name="Outline">
              <text:list-item>
                <text:list>
                  <text:list-item>
                    <text:list>
                      <text:list-item>
                        <text:list>
                          <text:list-item>
                            <text:h text:style-name="Heading_20_4" text:outline-level="4">Installation in chroot</text:h>
                          </text:list-item>
                        </text:list>
                      </text:list-item>
                    </text:list>
                  </text:list-item>
                </text:list>
              </text:list-item>
            </text:list>
            <text:p text:style-name="Preformatted_20_Text">cd /var/chroot/</text:p>
            <text:p text:style-name="Preformatted_20_Text">git clone https://github.com/dashohoxha/p2p.git</text:p>
            <text:p text:style-name="Preformatted_20_Text">cp p2p/install/settings.sh p2p/cfg.sh</text:p>
            <text:p text:style-name="Preformatted_20_Text">vim p2p/cfg.sh</text:p>
            <text:p text:style-name="Preformatted_20_Text">nohup nice p2p/install/chroot.sh p2p/cfg.sh &amp;</text:p>
            <text:p text:style-name="Preformatted_20_Text">tail -f nohup.out</text:p>
            <text:p text:style-name="P1"/>
            <text:p text:style-name="P1">After the installation is done, you can start and stop the service with:</text:p>
            <text:p text:style-name="Preformatted_20_Text">/etc/init.d/chroot-P2P stop</text:p>
            <text:p text:style-name="Preformatted_20_Text">/etc/init.d/chroot-P2P start</text:p>
          </text:section>
        </text:section>
        <text:section text:style-name="Sect1" text:name="outline-container-1.2">
          <text:list xml:id="list216271362" text:continue-numbering="true" text:style-name="Outline">
            <text:list-item>
              <text:list>
                <text:list-item>
                  <text:list>
                    <text:list-item>
                      <text:list>
                        <text:list-item>
                          <text:h text:style-name="Heading_20_4" text:outline-level="4"/>
                        </text:list-item>
                        <text:list-item>
                          <text:h text:style-name="Heading_20_4" text:outline-level="4">Installation in container</text:h>
                        </text:list-item>
                      </text:list>
                    </text:list-item>
                  </text:list>
                </text:list-item>
              </text:list>
            </text:list-item>
          </text:list>
          <text:p text:style-name="Preformatted_20_Text">git clone https://github.com/dashohoxha/p2p.git</text:p>
          <text:p text:style-name="Preformatted_20_Text"><text:soft-page-break/>cp p2p/install/settings.sh p2p/cfg.sh</text:p>
          <text:p text:style-name="Preformatted_20_Text">vim p2p/cfg.sh</text:p>
          <text:p text:style-name="Preformatted_20_Text">nohup nice p2p/install/docker.sh p2p/cfg.sh &amp;</text:p>
          <text:p text:style-name="Preformatted_20_Text">tail -f nohup.out</text:p>
          <text:p text:style-name="P1"/>
          <text:p text:style-name="P1">After the installation is done, you can start and stop the service with:</text:p>
          <text:p text:style-name="Preformatted_20_Text">docker start P2P</text:p>
          <text:p text:style-name="Preformatted_20_Text">docker stop P2P</text:p>
          <text:list xml:id="list1200872173" text:continue-numbering="true" text:style-name="Outline">
            <text:list-item>
              <text:list>
                <text:list-item>
                  <text:list>
                    <text:list-item>
                      <text:list>
                        <text:list-item>
                          <text:h text:style-name="Heading_20_4" text:outline-level="4"/>
                        </text:list-item>
                        <text:list-item>
                          <text:h text:style-name="Heading_20_4" text:outline-level="4">Pulling it from DockerHub</text:h>
                        </text:list-item>
                      </text:list>
                    </text:list-item>
                  </text:list>
                </text:list-item>
              </text:list>
            </text:list-item>
          </text:list>
          <text:p text:style-name="Preformatted_20_Text">docker search dashohoxha/p2p</text:p>
          <text:p text:style-name="Preformatted_20_Text">docker pull dashohoxha/p2p</text:p>
          <text:p text:style-name="Preformatted_20_Text">docker run -d --name=P2P -p 2201:2201 -p 800:800 dashohoxha/p2p</text:p>
          <text:p text:style-name="Text_20_body"/>
          <text:p text:style-name="Text_20_body"><text:s text:c="4"/>For more details about this DockerHub image see:</text:p>
          <text:p text:style-name="Text_20_body"><text:s text:c="4"/><text:a xlink:type="simple" xlink:href="https://registry.hub.docker.com/u/dashohoxha/p2p/">https://registry.hub.docker.com/u/dashohoxha/p2p/</text:a></text:p>
          <text:p text:style-name="Text_20_body"/>
          <text:h text:style-name="Heading_20_3" text:outline-level="3"><text:bookmark text:name="sec-1.2"/>1.2 Sharing The Desktop (On The Client)</text:h>
          <text:section text:style-name="Sect1" text:name="text-1.2">
            <text:p text:style-name="Text_20_body">To share the desktop we need a VNC server. Make sure that <text:span text:style-name="T5">x11vnc</text:span> is installed:</text:p>
            <text:p text:style-name="Preformatted_20_Text">sudo apt-get install x11vnc</text:p>
            <text:p text:style-name="P1">Then get the scripts from GitHub:</text:p>
            <text:p text:style-name="Preformatted_20_Text">git clone https://github.com/dashohoxha/p2p.git p2p-vnc</text:p>
            <text:p text:style-name="P1">Set the P2P server that you want to use, for example:</text:p>
            <text:p text:style-name="Preformatted_20_Text">p2p-vnc/client/use.sh p2p.btranslator.org</text:p>
            <text:p text:style-name="P1">Now share the VNC port and start an <text:span text:style-name="T5">x11vnc</text:span> server.</text:p>
            <text:p text:style-name="Preformatted_20_Text">p2p-vnc/client/start_x11vnc.sh </text:p>
            <text:p text:style-name="Preformatted_20_Text"/>
            <text:p text:style-name="Preformatted_20_Text">KEY: b8e1f1e779</text:p>
            <text:p text:style-name="Preformatted_20_Text"/>
            <text:p text:style-name="Preformatted_20_Text">Give it to the remote part in order to access your desktop.</text:p>
            <text:p text:style-name="Preformatted_20_Text">To stop the connection run: p2p-vnc/client/stop.sh b8e1f1e779</text:p>
            <text:p text:style-name="P1">The script will return a randomly generated key which you should give to the other part which needs to access your desktop.</text:p>
            <text:p text:style-name="P1">There are more options to try. Change them at the config file <text:span text:style-name="T5">vnc.rc</text:span> or from the command line:</text:p>
            <text:p text:style-name="Preformatted_20_Text"><text:soft-page-break/>p2p-vnc/client/start_x11vnc.sh --help</text:p>
            <text:p text:style-name="Preformatted_20_Text"/>
            <text:p text:style-name="Preformatted_20_Text">Usage: p2p-vnc/client/start_x11vnc.sh [OPTIONS]</text:p>
            <text:p text:style-name="Preformatted_20_Text"/>
            <text:p text:style-name="Preformatted_20_Text">Share the VNC port and start an x11vnc server.</text:p>
            <text:p text:style-name="Preformatted_20_Text">The options from command line override the settings</text:p>
            <text:p text:style-name="Preformatted_20_Text">on the config file 'vnc.rc'.</text:p>
            <text:p text:style-name="Preformatted_20_Text"/>
            <text:p text:style-name="Preformatted_20_Text"><text:s text:c="4"/>--help <text:s text:c="12"/>display this help screen</text:p>
            <text:p text:style-name="Preformatted_20_Text"><text:s text:c="4"/>--vnc_port=&lt;port&gt; <text:s/>set the VNC port (5900)</text:p>
            <text:p text:style-name="Preformatted_20_Text"><text:s text:c="4"/>--window=yes <text:s text:c="6"/>share a single window, not the whole desktop</text:p>
            <text:p text:style-name="Preformatted_20_Text"><text:s text:c="4"/>--viewonly=yes <text:s text:c="4"/>the desktop cannot be controlled remotely</text:p>
            <text:p text:style-name="Preformatted_20_Text"><text:s text:c="4"/>--shared=yes <text:s text:c="6"/>more than one computer can connect at the same time</text:p>
            <text:p text:style-name="Preformatted_20_Text"><text:s text:c="4"/>--forever=yes <text:s text:c="5"/>keep listening for more connections (don't exit</text:p>
            <text:p text:style-name="Preformatted_20_Text"><text:s text:c="23"/>when the first client(s) disconnect)</text:p>
          </text:section>
        </text:section>
        <text:section text:style-name="Sect1" text:name="outline-container-1.3">
          <text:h text:style-name="Heading_20_3" text:outline-level="3"><text:bookmark text:name="sec-1.3"/>1.3 Accessing The Remote Desktop (From The Other Client)</text:h>
          <text:section text:style-name="Sect1" text:name="text-1.3">
            <text:p text:style-name="Text_20_body">To access a remote desktop we need a VNC client. Make sure that <text:span text:style-name="T5">vncviewer</text:span> is installed:</text:p>
            <text:p text:style-name="Preformatted_20_Text">sudo apt-get install vncviewer</text:p>
            <text:p text:style-name="P1">Then get the scripts from GitHub:</text:p>
            <text:p text:style-name="Preformatted_20_Text">git clone https://github.com/dashohoxha/p2p.git p2p-vnc</text:p>
            <text:p text:style-name="P1">Set the P2P server that you want to use, for example:</text:p>
            <text:p text:style-name="Preformatted_20_Text">p2p-vnc/client/use.sh p2p.btranslator.org</text:p>
            <text:p text:style-name="P1">Now connect to the remote VNC port and start <text:span text:style-name="T5">vncviewer</text:span>.</text:p>
            <text:p text:style-name="Preformatted_20_Text">p2p-vnc/client/start_vncviewer.sh b8e1f1e779</text:p>
            <text:p text:style-name="P1">You will need to know the number of the key that was created by the remote desktop.</text:p>
            <text:p text:style-name="P1">See also the usage:</text:p>
            <text:p text:style-name="Preformatted_20_Text">p2p-vnc/client/start_vncviewer.sh --help</text:p>
            <text:p text:style-name="Preformatted_20_Text"/>
            <text:p text:style-name="Preformatted_20_Text">Usage: p2p-vnc/client/start_vncviewer.sh [OPTIONS] [&lt;key&gt;]</text:p>
            <text:p text:style-name="Preformatted_20_Text"/>
            <text:p text:style-name="Preformatted_20_Text">Connect to the remote VNC port and start vncviewer.</text:p>
            <text:p text:style-name="Preformatted_20_Text">The options from command line override the settings</text:p>
            <text:p text:style-name="Preformatted_20_Text">on the config file 'vnc.rc'.</text:p>
            <text:p text:style-name="Preformatted_20_Text"/>
            <text:p text:style-name="Preformatted_20_Text"><text:s text:c="4"/>--help <text:s text:c="12"/>display this help screen</text:p>
            <text:p text:style-name="Preformatted_20_Text"><text:s text:c="4"/>--vnc_port=&lt;port&gt; <text:s/>set the VNC port (5900)</text:p>
          </text:section>
        </text:section>
        <text:section text:style-name="Sect1" text:name="outline-container-1.4">
          <text:h text:style-name="Heading_20_3" text:outline-level="3"><text:bookmark text:name="sec-1.4"/>1.4 Closing A Connection</text:h>
          <text:section text:style-name="Sect1" text:name="text-1.4">
            <text:p text:style-name="Text_20_body">From any (or both) of the clients, the connection can be closed with:</text:p>
            <text:p text:style-name="Preformatted_20_Text"><text:soft-page-break/>p2p-vnc/client/stop.sh b8e1f1e779</text:p>
            <text:p text:style-name="P1">This will cleanup the keys on the server, close the ssh tunnels, and close the programs that were started locally (x11vnc, vncviewer, etc.)</text:p>
          </text:section>
        </text:section>
      </text:section>
      <text:section text:style-name="Sect1" text:name="outline-container-2">
        <text:h text:style-name="Heading_20_2" text:outline-level="2"><text:bookmark text:name="sec-2"/>2 Other Use Cases</text:h>
        <text:section text:style-name="Sect1" text:name="outline-container-2.1">
          <text:h text:style-name="Heading_20_3" text:outline-level="3"><text:bookmark text:name="sec-2.1"/>2.1 Sharing A Single Widow</text:h>
          <text:section text:style-name="Sect1" text:name="text-2.1">
            <text:p text:style-name="Text_20_body">Use the option <text:span text:style-name="Source_20_Text"><text:span text:style-name="T6">--window=yes</text:span></text:span> from command line (or set it on <text:span text:style-name="Source_20_Text"><text:span text:style-name="T6">vnc.rc</text:span></text:span>) to share only a single window (not the whole desktop). When this option is 'yes', the mouse will become like a + (cross-hair) and you will be able to select a window.</text:p>
          </text:section>
        </text:section>
        <text:section text:style-name="Sect1" text:name="outline-container-2.2">
          <text:h text:style-name="Heading_20_3" text:outline-level="3"><text:bookmark text:name="sec-2.2"/>2.2 Make A Demonstration To One Or More People</text:h>
          <text:section text:style-name="Sect1" text:name="text-2.2">
            <text:p text:style-name="Text_20_body">Start <text:span text:style-name="T5">x11vnc</text:span> with options like these:</text:p>
            <text:p text:style-name="Preformatted_20_Text">p2p-vnc/client/start_x11vnc.sh --viewonly=yes --shared=yes</text:p>
            <text:p text:style-name="P1">The remote viewers will not be able to control your desktop (or window) and more than one viewers will be able to connect.</text:p>
          </text:section>
        </text:section>
        <text:section text:style-name="Sect1" text:name="outline-container-2.3">
          <text:h text:style-name="Heading_20_3" text:outline-level="3"><text:bookmark text:name="sec-2.3"/>2.3 Share The Desktop Permanently</text:h>
          <text:section text:style-name="Sect1" text:name="text-2.3">
            <text:p text:style-name="Text_20_body">Suppose that time after time you need to access the computer at home remotely. Usually, after <text:span text:style-name="T5">vncviewer</text:span> is closed,<text:span text:style-name="T5">x11vnc</text:span> is closed automatically. But if the option <text:span text:style-name="Source_20_Text"><text:span text:style-name="T6">--forever=yes</text:span></text:span> is used, x11vnc will keep listening for more connections (after the first client(s) disconnect).</text:p>
            <text:p text:style-name="Preformatted_20_Text">p2p-vnc/client/start_x11vnc.sh --forever=yes</text:p>
            <text:p text:style-name="P1"><text:span text:style-name="T5">Note:</text:span> Keep in mind that a cron job on the P2P server will automatically delete keys older than one day. Without the key, you will not be able to access the desktop even if <text:span text:style-name="T7">x11vnc</text:span> is still listening. If this is not what you want, try to fix this on the P2P server (either stop the cron or make the period longer).</text:p>
          </text:section>
        </text:section>
        <text:section text:style-name="Sect1" text:name="outline-container-2.4">
          <text:h text:style-name="Heading_20_3" text:outline-level="3"><text:bookmark text:name="sec-2.4"/>2.4 Share The Linux Console (Tty)</text:h>
          <text:section text:style-name="Sect1" text:name="text-2.4">
            <text:p text:style-name="Text_20_body">This is very similar to sharing the desktop, but it can share the Linux consoles (from tty2 to tty6):</text:p>
            <text:p text:style-name="Preformatted_20_Text">p2p-vnc/client/start_linuxvnc.sh --tty=3</text:p>
          </text:section>
        </text:section>
        <text:section text:style-name="Sect1" text:name="outline-container-2.5">
          <text:h text:style-name="Heading_20_3" text:outline-level="3"><text:bookmark text:name="sec-2.5"/>2.5 Share Your Local Webserver</text:h>
          <text:section text:style-name="Sect1" text:name="text-2.5">
            <text:p text:style-name="Text_20_body">Usually web developers use a local webserver for building an application. What would you do to show the current prototype to the customer or to another developer? You can share your desktop, or you can share only the window of the browser. But you can also share your local webserver (port 80 and 443).</text:p>
            <text:p text:style-name="P1">It can be done like this:</text:p>
            <text:list xml:id="list753102532" text:style-name="L1">
              <text:list-item>
                <text:p text:style-name="P6"><text:soft-page-break/>On you side you run:</text:p>
                <text:p text:style-name="P7">sudo p2p-vnc/client/port_share.sh 80</text:p>
                <text:p text:style-name="P7">3e41a200bd</text:p>
                <text:p text:style-name="P7">sudo p2p-vnc/client/port_share.sh 443</text:p>
                <text:p text:style-name="P7">c9277c986d</text:p>
                <text:p text:style-name="P6">You need <text:span text:style-name="T5">sudo</text:span> in this case because <text:span text:style-name="T5">80</text:span> and <text:span text:style-name="T5">443</text:span> are privileged ports and can be forwarded only by root.</text:p>
              </text:list-item>
              <text:list-item>
                <text:p text:style-name="P6">On the other side, your partner should run:</text:p>
                <text:p text:style-name="P7">sudo p2p-vnc/client/port_connect.sh 80 3e41a200bd</text:p>
                <text:p text:style-name="P7">sudo p2p-vnc/client/port_connect.sh 443 c9277c986d</text:p>
                <text:p text:style-name="P5"><text:span text:style-name="T1">The connection keys are provided to him by you. He should make sure that he does not have any local webserver running on ports 80 and 443. Now he can open </text:span><text:span text:style-name="Source_20_Text"><text:span text:style-name="T2">localhost</text:span></text:span><text:span text:style-name="T1"> or </text:span><text:span text:style-name="Source_20_Text"><text:span text:style-name="T2">127.0.0.1</text:span></text:span><text:span text:style-name="T1"> on his browser and he will directly access your local webserver.</text:span></text:p>
              </text:list-item>
              <text:list-item>
                <text:p text:style-name="P6">To stop sharing, both of you can run:</text:p>
                <text:p text:style-name="P7">sudo p2p-vnc/client/port_stop.sh 3e41a200bd</text:p>
                <text:p text:style-name="P7">sudo p2p-vnc/client/port_stop.sh c9277c986d</text:p>
              </text:list-item>
            </text:list>
            <text:p text:style-name="P1">The same way can be used for sharing other ports/services as well.</text:p>
          </text:section>
        </text:section>
      </text:section>
      <text:section text:style-name="Sect1" text:name="postamble">
        <text:p text:style-name="P2"><text:span text:style-name="T3">Author: Dashamir Hoxha </text:span><text:a xlink:type="simple" xlink:href="mailto:dashohoxha@gmail.com"><text:span text:style-name="T4">&lt;dashohoxha@gmail.com&gt;</text:span></text:a></text:p>
        <text:p text:style-name="P3">Date: 02 February 20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Ubuntu Mono1" svg:font-family="'Ubuntu Mono', monospace, courier"/>
    <style:font-face style:name="Ubuntu1" svg:font-family="Ubuntu, 'Bitstream Vera Sans', 'DejaVu Sans', Tahoma, sans-serif"/>
    <style:font-face style:name="Ubuntu Mono" svg:font-family="'Ubuntu Mono', monospace, courier" style:font-adornments="Regular"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Bitstream Charter" svg:font-family="'Bitstream Charter'" style:font-adornments="Bold" style:font-family-generic="roman" style:font-pitch="variable"/>
    <style:font-face style:name="Bitstream Charter1" svg:font-family="'Bitstream Charter'"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Ubuntu" svg:font-family="Ubuntu, 'Bitstream Vera Sans', 'DejaVu Sans', Tahoma, sans-serif" style:font-adornments="Regular"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master-page-name="">
      <style:paragraph-properties fo:text-align="center" style:justify-single-word="false" style:page-number="auto"/>
      <style:text-properties fo:color="#dc2300" style:font-name="Bitstream Charter" fo:font-size="24pt" fo:font-weight="bold" style:font-name-asian="Droid Sans"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master-page-name="">
      <style:paragraph-properties style:page-number="auto" style:shadow="none"/>
      <style:text-properties fo:color="#b84700" style:font-name="Bitstream Charter1" fo:font-size="15pt" fo:language="en" fo:country="US" style:text-underline-style="none" fo:font-weight="normal" style:font-name-asian="Droid Sans"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master-page-name="">
      <style:paragraph-properties fo:margin="100%" fo:margin-left="0.3cm" fo:margin-right="0.9cm" fo:margin-top="0cm" fo:margin-bottom="0cm" fo:keep-together="always" fo:text-indent="0cm" style:auto-text-indent="true" style:page-number="auto" fo:background-color="#ffffff" fo:padding="0.199cm" fo:border="0.06pt solid #008000" style:shadow="#808080 0.101cm 0.101cm" fo:keep-with-next="auto" style:join-border="true">
        <style:tab-stops/>
        <style:background-image/>
      </style:paragraph-properties>
      <style:text-properties fo:color="#000000" style:font-name="Ubuntu Mono" fo:font-size="12pt" style:font-name-asian="WenQuanYi Micro Hei" style:font-size-asian="10pt" style:font-name-complex="Lohit Hindi2" style:font-size-complex="10pt"/>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3" style:display-name="Heading 3" style:family="paragraph" style:parent-style-name="Heading" style:next-style-name="Text_20_body" style:default-outline-level="3" style:list-style-name="" style:class="text">
      <style:text-properties fo:color="#000080" style:font-name="Times New Roman" fo:font-size="14pt" fo:font-weight="bold" style:font-name-asian="Droid Sans" style:font-size-asian="14pt" style:font-weight-asian="bold" style:font-name-complex="Lohit Hindi"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roid Sans Mono" style:font-name-asian="WenQuanYi Micro Hei" style:font-name-complex="Lohit Hindi2"/>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shamir Hoxha</meta:initial-creator>
    <meta:creation-date>2013-07-10T13:24:46</meta:creation-date>
    <dc:date>2014-09-24T10:39:06</dc:date>
    <dc:creator>root </dc:creator>
    <meta:editing-duration>PT2H40M1S</meta:editing-duration>
    <meta:editing-cycles>39</meta:editing-cycles>
    <meta:generator>LibreOffice/3.5$Linux_x86 LibreOffice_project/350m1$Build-2</meta:generator>
    <meta:document-statistic meta:table-count="0" meta:image-count="0" meta:object-count="0" meta:page-count="5" meta:paragraph-count="113" meta:word-count="1164" meta:character-count="7376" meta:non-whitespace-character-count="6244"/>
  </office:meta>
</office:document-meta>
</file>